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d943" officeooo:paragraph-rsid="0001d943"/>
    </style:style>
    <style:style style:name="P2" style:family="paragraph" style:parent-style-name="Text_20_body">
      <style:paragraph-properties fo:text-align="justify" style:justify-single-word="false">
        <style:tab-stops>
          <style:tab-stop style:position="0.508cm"/>
        </style:tab-stops>
      </style:paragraph-properties>
    </style:style>
    <style:style style:name="P3" style:family="paragraph" style:parent-style-name="Text_20_body">
      <style:paragraph-properties fo:text-align="justify" style:justify-single-word="false">
        <style:tab-stops>
          <style:tab-stop style:position="0.508cm"/>
        </style:tab-stops>
      </style:paragraph-properties>
      <style:text-properties officeooo:paragraph-rsid="000624a5"/>
    </style:style>
    <style:style style:name="P4" style:family="paragraph" style:parent-style-name="Text_20_body" style:list-style-name="L17">
      <style:paragraph-properties fo:text-align="justify" style:justify-single-word="false">
        <style:tab-stops>
          <style:tab-stop style:position="0.508cm"/>
        </style:tab-stops>
      </style:paragraph-properties>
      <style:text-properties officeooo:paragraph-rsid="000624a5"/>
    </style:style>
    <style:style style:name="P5" style:family="paragraph" style:parent-style-name="Text_20_body" style:list-style-name="L18">
      <style:paragraph-properties fo:text-align="justify" style:justify-single-word="false">
        <style:tab-stops>
          <style:tab-stop style:position="0.508cm"/>
        </style:tab-stops>
      </style:paragraph-properties>
      <style:text-properties officeooo:paragraph-rsid="000624a5"/>
    </style:style>
    <style:style style:name="P6" style:family="paragraph" style:parent-style-name="Text_20_body">
      <style:paragraph-properties>
        <style:tab-stops>
          <style:tab-stop style:position="0.508cm"/>
        </style:tab-stops>
      </style:paragraph-properties>
      <style:text-properties officeooo:paragraph-rsid="000624a5"/>
    </style:style>
    <style:style style:name="P7" style:family="paragraph" style:parent-style-name="Text_20_body">
      <style:paragraph-properties>
        <style:tab-stops>
          <style:tab-stop style:position="0.508cm"/>
        </style:tab-stops>
      </style:paragraph-properties>
      <style:text-properties officeooo:paragraph-rsid="000624a5"/>
    </style:style>
    <style:style style:name="P8" style:family="paragraph" style:parent-style-name="Text_20_body" style:list-style-name="L13">
      <style:paragraph-properties>
        <style:tab-stops>
          <style:tab-stop style:position="0.508cm"/>
        </style:tab-stops>
      </style:paragraph-properties>
      <style:text-properties officeooo:paragraph-rsid="000624a5"/>
    </style:style>
    <style:style style:name="P9" style:family="paragraph" style:parent-style-name="Text_20_body" style:list-style-name="L15">
      <style:paragraph-properties>
        <style:tab-stops>
          <style:tab-stop style:position="0.508cm"/>
        </style:tab-stops>
      </style:paragraph-properties>
      <style:text-properties officeooo:paragraph-rsid="000624a5"/>
    </style:style>
    <style:style style:name="P10" style:family="paragraph" style:parent-style-name="Text_20_body" style:list-style-name="L16">
      <style:paragraph-properties>
        <style:tab-stops>
          <style:tab-stop style:position="0.508cm"/>
        </style:tab-stops>
      </style:paragraph-properties>
      <style:text-properties officeooo:paragraph-rsid="000624a5"/>
    </style:style>
    <style:style style:name="P11" style:family="paragraph" style:parent-style-name="Heading_20_1">
      <style:paragraph-properties>
        <style:tab-stops>
          <style:tab-stop style:position="0.508cm"/>
        </style:tab-stops>
      </style:paragraph-properties>
      <style:text-properties fo:font-size="14pt" style:font-size-asian="14pt" style:font-size-complex="14pt"/>
    </style:style>
    <style:style style:name="P12" style:family="paragraph" style:parent-style-name="Heading_20_1">
      <style:text-properties style:font-name="Arial" fo:font-size="14pt" style:font-size-asian="14pt" style:font-size-complex="14pt"/>
    </style:style>
    <style:style style:name="T1" style:family="text">
      <style:text-properties officeooo:rsid="00008a53"/>
    </style:style>
    <style:style style:name="T2" style:family="text">
      <style:text-properties fo:font-weight="bold" officeooo:rsid="00026476"/>
    </style:style>
    <style:style style:name="T3" style:family="text">
      <style:text-properties officeooo:rsid="0002a704"/>
    </style:style>
    <style:style style:name="T4" style:family="text">
      <style:text-properties style:font-name="Arial"/>
    </style:style>
    <style:style style:name="T5" style:family="text">
      <style:text-properties style:font-name="Arial" officeooo:rsid="00008a53"/>
    </style:style>
    <style:style style:name="T6" style:family="text">
      <style:text-properties style:font-name="Arial" fo:font-weight="bold" officeooo:rsid="00026476"/>
    </style:style>
    <style:style style:name="T7" style:family="text">
      <style:text-properties style:font-name="Arial" fo:font-weight="bold" officeooo:rsid="0001d943"/>
    </style:style>
    <style:style style:name="T8" style:family="text">
      <style:text-properties style:font-name="Arial" fo:font-weight="bold" style:font-weight-asian="bold" style:font-weight-complex="bold"/>
    </style:style>
    <style:style style:name="T9" style:family="text">
      <style:text-properties style:font-name="Arial" fo:font-weight="bold" officeooo:rsid="000624a5" style:font-weight-asian="bold" style:font-weight-complex="bold"/>
    </style:style>
    <style:style style:name="T10" style:family="text">
      <style:text-properties style:font-name="Arial" officeooo:rsid="0001d943"/>
    </style:style>
    <style:style style:name="T11" style:family="text">
      <style:text-properties style:font-name="Arial" officeooo:rsid="00026476"/>
    </style:style>
    <style:style style:name="T12" style:family="text">
      <style:text-properties style:font-name="Arial" officeooo:rsid="0002fac2"/>
    </style:style>
    <style:style style:name="T13" style:family="text">
      <style:text-properties style:font-name="Arial" officeooo:rsid="0002a704"/>
    </style:style>
    <style:style style:name="T14" style:family="text">
      <style:text-properties style:font-name="Arial" officeooo:rsid="000624a5"/>
    </style:style>
    <style:style style:name="T15" style:family="text">
      <style:text-properties officeooo:rsid="0004850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5">1.<text:tab/></text:span>Python</text:h>
      <text:p text:style-name="P6"><text:span text:style-name="T2"><text:tab/></text:span><text:span text:style-name="T6">O </text:span><text:span text:style-name="T7">Python</text:span><text:span text:style-name="T10"> é uma linguagem de programação orientada a objetos de alto nivel, longe do código de máquina e mais próximo à linguagem humana. Foi criada por Guido Van Rossum em 1991 e, hoje, </text:span><text:span text:style-name="T4">o desenvolvimento é comunitário </text:span><text:span text:style-name="T11">e mantido pela</text:span><text:span text:style-name="T4"> Python Software Fundation, </text:span><text:span text:style-name="T11">uma organização sem fins lucrativos.</text:span></text:p>
      <text:p text:style-name="P6"><text:span text:style-name="T11"><text:tab/></text:span><text:span text:style-name="T12">Algumas das principais características desta linguagem são</text:span><text:span text:style-name="T4">:</text:span></text:p>
      <text:list xml:id="list1608564006" text:style-name="L13">
        <text:list-item>
          <text:p text:style-name="P8"><text:span text:style-name="T12">B</text:span><text:span text:style-name="T4">aixo uso de caracteres especiais, o que torna a linguagem muito parecida com </text:span><text:span text:style-name="Emphasis"><text:span text:style-name="T4">pseudo-código executável</text:span></text:span><text:span text:style-name="T4">; </text:span></text:p>
        </text:list-item>
        <text:list-item>
          <text:p text:style-name="P8"><text:span text:style-name="T12">O</text:span><text:span text:style-name="T4"> uso de identação para marcar blocos; </text:span></text:p>
        </text:list-item>
        <text:list-item>
          <text:p text:style-name="P8"><text:span text:style-name="T12">Q</text:span><text:span text:style-name="T4">uase nenhum uso de palavras-chave voltadas para a compilação; </text:span></text:p>
        </text:list-item>
        <text:list-item>
          <text:p text:style-name="P8"><text:span text:style-name="T12">C</text:span><text:span text:style-name="T4">oletor de lixo para gerenciar automaticamente o uso da memória; </text:span></text:p>
        </text:list-item>
        <text:list-item>
          <text:p text:style-name="P8"><text:span text:style-name="T4">etc. </text:span></text:p>
        </text:list-item>
      </text:list>
      <text:p text:style-name="P6"><text:span text:style-name="T12"><text:tab/>A linguagem também</text:span><text:span text:style-name="T4"> suporta múltiplos paradigmas de programação. A programação procedimental pode ser usada para programas simples e rápidos, mas estruturas de dados complexas, como tuplas, listas e dicionários, estão disponíveis para facilitar o desenvolvimento de algoritmos complexos. Grandes projetos podem ser feitos usando técnicas de orientação a objetos, que é </text:span><text:span text:style-name="T12">suportada</text:span><text:span text:style-name="T4"> em Python, </text:span><text:span text:style-name="T12">com suas </text:span><text:span text:style-name="T4">sobrecarga</text:span><text:span text:style-name="T12">s</text:span><text:span text:style-name="T4"> de operadores e herança</text:span><text:span text:style-name="T12">s</text:span><text:span text:style-name="T4"> múltipla</text:span><text:span text:style-name="T12">s</text:span><text:span text:style-name="T4">. Um suporte modesto para programação funcional existe, o que torna a linguagem extremamente expressiva: é fácil fazer muita coisa com poucas linhas de comando. E também possui inúmeras capacidades de meta-programação: técnicas simples para alterar o comportamento de comportamentos da linguagem, permitindo a criação de </text:span><text:span text:style-name="Emphasis"><text:span text:style-name="T4">linguagens de domínio específico</text:span></text:span><text:span text:style-name="T4">.</text:span></text:p>
      <text:p text:style-name="P6"><text:span text:style-name="T9">1.1<text:tab/></text:span><text:span text:style-name="T8">Vantagens</text:span></text:p>
      <text:list xml:id="list722777893" text:style-name="L15">
        <text:list-item>
          <text:p text:style-name="P9"><text:span text:style-name="T4">Python não possui complicações, tem uma sintaxe simples, transparente e muito elegante. Seus blocos de código são definidos através de identação Python. Também possui um código limpo o que torna a leitura mais fácil;</text:span></text:p>
        </text:list-item>
        <text:list-item>
          <text:p text:style-name="P9"><text:span text:style-name="T4">Foi feito para ser usado na internet; </text:span></text:p>
        </text:list-item>
        <text:list-item>
          <text:p text:style-name="P9"><text:span text:style-name="T4">Possui uma dinâmica por não precisar declarar variáveis, economiza tempo porque o interpretador faz essa tarefa;</text:span></text:p>
        </text:list-item>
        <text:list-item>
          <text:p text:style-name="P9"><text:span text:style-name="T4">Um exemplo muito positivo é a possibilidade de somar uma string com um inteiro, gerando assim uma exceção, que é possível também ser tratada. Isso porque a linguagem não mistura os vários tipos de variáveis;</text:span></text:p>
        </text:list-item>
        <text:list-item>
          <text:p text:style-name="P9"><text:span text:style-name="T4">Comunicação Padronizada: XML.</text:span></text:p>
        </text:list-item>
        <text:list-item>
          <text:p text:style-name="P9"><text:span text:style-name="T4">O Python, por ser uma linguagem de alto nível, facilita a utilização.</text:span></text:p>
        </text:list-item>
      </text:list>
      <text:p text:style-name="P6"><text:span text:style-name="T9"/></text:p>
      <text:p text:style-name="P6"><text:soft-page-break/><text:span text:style-name="T9">1.2<text:tab/></text:span><text:span text:style-name="T8">Desvantagens</text:span></text:p>
      <text:list xml:id="list212023399" text:style-name="L16">
        <text:list-item>
          <text:p text:style-name="P10"><text:span text:style-name="T4">Lentidão;</text:span></text:p>
        </text:list-item>
        <text:list-item>
          <text:p text:style-name="P10"><text:span text:style-name="T4">Arquivos grandes;</text:span></text:p>
        </text:list-item>
        <text:list-item>
          <text:p text:style-name="P10"><text:span text:style-name="T4">Sujeito a erros.</text:span></text:p>
        </text:list-item>
      </text:list>
      <text:p text:style-name="P6"><text:span text:style-name="T4"><text:tab/>Python tem uma biblioteca padrão imensa, que contém classes, métodos e funções para realizar essencialmente qualquer tarefa, desde acesso a bancos de dados a interfaces gráficas com o usuário. E, logicamente, já que esse é o objetivo deste grupo, existem muitas ferramentas para lidar com dados científicos. Essa característica da linguagem é comumente chamado </text:span><text:span text:style-name="Emphasis"><text:span text:style-name="T4">baterias inclusas</text:span></text:span><text:span text:style-name="T4">, significando que tudo que você precisa para rodar um programa está — na maior parte das vezes — presente na instalação básica.</text:span></text:p>
      <text:p text:style-name="P6"><text:span text:style-name="T4"><text:tab/>Por fim, e não menos importante, Python é uma linguagem livre e multiplataforma. Isso significa que os programas escritos em uma plataforma serão executados sem nenhum problema na maioria das plataformas existentes sem nenhuma modificação. E, caso a plataforma objetivo não tenha uma versão de Python, desenvolvedores têm a liberdade de estudar e modificar o código da linguagem para fazer com que ela rode onde quer que seja.</text:span></text:p>
      <text:p text:style-name="P1"/>
      <text:h text:style-name="P12" text:outline-level="1"><text:span text:style-name="T15">2. </text:span>C# (C Sharp)</text:h>
      <text:p text:style-name="P2"><text:tab/><text:span text:style-name="T4">O C# tem </text:span><text:span text:style-name="T5">suas </text:span><text:span text:style-name="T4">raízes em C, C++ e Java, adaptando os melhores recursos de cada linguagem e acrescentando novas capacidades próprias. </text:span><text:span text:style-name="T5">O C# trouxe alguns</text:span><text:span text:style-name="T4"> recursos que são mais importantes para os programadores, como programação orientada a objetos, elementos gráficos, componentes de interface com o usuário gráfica (GUI), tratamento de exceções, múltiplas linhas de execução, multimídia (áudio, imagens, animação e vídeo), processamento de arquivos, estruturas de dados </text:span><text:span text:style-name="T5">pré-montadas</text:span><text:span text:style-name="T4">, processamento de banco de dados, redes cliente/servidor com base na Internet e computação distribuída.</text:span></text:p>
      <text:p text:style-name="P3"><text:span text:style-name="T4"><text:tab/></text:span><text:span text:style-name="T13">Algumas c</text:span><text:span text:style-name="T4">aracterísticas essenciais </text:span><text:span text:style-name="T13">e vantagens </text:span><text:span text:style-name="T4">do C# </text:span><text:span text:style-name="T13">são</text:span><text:span text:style-name="T4">:</text:span></text:p>
      <text:list xml:id="list1584445757" text:style-name="L18">
        <text:list-item>
          <text:p text:style-name="P5"><text:span text:style-name="T4">Simplicidade: os projetistas de C# costumam dizer que essa linguagem é tão poderosa quanto o C++ e tão simples quanto o </text:span><text:span text:style-name="Emphasis"><text:span text:style-name="T4">Visual Basic</text:span></text:span><text:span text:style-name="T4">;</text:span></text:p>
        </text:list-item>
        <text:list-item>
          <text:p text:style-name="P5"><text:span text:style-name="T4">Completamente orientada a objetos: em C#, qualquer variável tem de fazer parte de uma classe;</text:span></text:p>
        </text:list-item>
        <text:list-item>
          <text:p text:style-name="P5"><text:span text:style-name="T4">Fortemente tipada: isso ajudará a evitar erros por manipulação imprópria de tipos e atribuições incorretas;</text:span></text:p>
        </text:list-item>
        <text:list-item>
          <text:p text:style-name="P5"><text:span text:style-name="T4">Gera código gerenciado: assim como o ambiente .NET é gerenciado, assim também é o C#;</text:span></text:p>
        </text:list-item>
        <text:list-item>
          <text:p text:style-name="P5"><text:soft-page-break/><text:span text:style-name="T4">Tudo é um objeto: </text:span><text:span text:style-name="Emphasis"><text:span text:style-name="T4">System.Object</text:span></text:span><text:span text:style-name="T4"> é a classe base de todo o sistema de tipos de C#;</text:span></text:p>
        </text:list-item>
        <text:list-item>
          <text:p text:style-name="P5"><text:span text:style-name="T4">Controle de versões: cada </text:span><text:span text:style-name="Emphasis"><text:span text:style-name="T4">assembly</text:span></text:span><text:span text:style-name="T4"> gerado, seja como </text:span><text:span text:style-name="Emphasis"><text:span text:style-name="T4">EXE</text:span></text:span><text:span text:style-name="T4"> ou </text:span><text:span text:style-name="Emphasis"><text:span text:style-name="T4">DLL</text:span></text:span><text:span text:style-name="T4">, tem informação sobre a versão do código, permitindo a coexistência de dois assemblies homônimos, mas de versões diferentes no mesmo ambiente;</text:span></text:p>
        </text:list-item>
        <text:list-item>
          <text:p text:style-name="P5"><text:span text:style-name="T4">Suporte a código legado: o C# pode interagir com código legado de objetos COM e DLLs escritas em uma linguagem não-gerenciada;</text:span></text:p>
        </text:list-item>
        <text:list-item>
          <text:p text:style-name="P5"><text:span text:style-name="T4">Flexibilidade: se o desenvolvedor precisar usar ponteiros, o C# permite, mas ao custo de desenvolver código não-gerenciado, chamado “</text:span><text:span text:style-name="Emphasis"><text:span text:style-name="T4">unsafe</text:span></text:span><text:span text:style-name="T4">”;</text:span></text:p>
        </text:list-item>
        <text:list-item>
          <text:p text:style-name="P5"><text:span text:style-name="T4">Linguagem gerenciada: os programas desenvolvidos em C# executam num ambiente gerenciado, o que significa que todo o gerenciamento de memória é feito pelo </text:span><text:span text:style-name="Emphasis"><text:span text:style-name="T4">runtime</text:span></text:span><text:span text:style-name="T4"> via o </text:span><text:span text:style-name="Emphasis"><text:span text:style-name="T4">GC (Garbage Collector</text:span></text:span><text:span text:style-name="T4">).</text:span></text:p>
        </text:list-item>
      </text:list>
      <text:p text:style-name="P3"><text:span text:style-name="T4"><text:tab/>As desvantagens da utilização da linguagem são:</text:span></text:p>
      <text:list xml:id="list2992738159" text:style-name="L17">
        <text:list-item>
          <text:p text:style-name="P4"><text:span text:style-name="T4">Os programas e componentes antigos devem ser reescritos;</text:span></text:p>
        </text:list-item>
        <text:list-item>
          <text:p text:style-name="P4"><text:span text:style-name="T4">Difícil aprendizado para programadores mais ortodoxos;</text:span></text:p>
        </text:list-item>
        <text:list-item>
          <text:p text:style-name="P4"><text:span text:style-name="T4">Não é uma linguagem de médio nível.</text:span></text:p>
        </text:list-item>
      </text:list>
      <text:p text:style-name="P3"><text:span text:style-name="T4"><text:tab/>O</text:span><text:span text:style-name="T5">s códigos</text:span><text:span text:style-name="T4"> C# deve</text:span><text:span text:style-name="T5">m</text:span><text:span text:style-name="T4"> ser compilado</text:span><text:span text:style-name="T5">s</text:span><text:span text:style-name="T4"> e com isso será gerado um arquivo com extensão DLL ou EXE. Para </text:span><text:span text:style-name="T5">executá-lo</text:span><text:span text:style-name="T4">, é invocado o runtime do .NET e quando é feita uma solicitação a esse arquivo, é carregado para a memória um código IL que é compilado em tempo de execução para o computador que o solicitou.</text:span></text:p>
      <text:p text:style-name="P3"><text:span text:style-name="T4"><text:tab/>Um nível de organização superior é fornecido pelo conceito de montador, que pode ser um simples arquivo ou múltiplos arquivos ligados juntos que podem conter muitos espaços de nomes ou objetos. Programas que precisam de classes para realizar uma função em particular podem se referenciar aos montadores como System.Drawing.dll e System.Windows.Forms.dll assim como a biblioteca core (conhecida como mscorlib.dll na implementação da Microsoft).</text:span></text:p>
      <text:p text:style-name="P3"><text:span text:style-name="T4"><text:tab/>Hoje a IDE de desenvolvimento mais utilizada é o Visual Studio, </text:span><text:span text:style-name="T5">que possui versões gratuitas e pag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992cm" fo:margin-bottom="2cm" fo:margin-left="2cm" fo:margin-right="3.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22:42:29.929000000</meta:creation-date>
    <dc:date>2018-03-15T23:11:00.206000000</dc:date>
    <meta:editing-duration>PT27M27S</meta:editing-duration>
    <meta:editing-cycles>8</meta:editing-cycles>
    <meta:generator>LibreOffice/6.0.0.3$Windows_X86_64 LibreOffice_project/64a0f66915f38c6217de274f0aa8e15618924765</meta:generator>
    <meta:document-statistic meta:table-count="0" meta:image-count="0" meta:object-count="0" meta:page-count="3" meta:paragraph-count="41" meta:word-count="943" meta:character-count="6004" meta:non-whitespace-character-count="5109"/>
  </office:meta>
</office:document-meta>
</file>